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Andy Hedges</meta:initial-creator>
    <meta:creation-date>2007-07-12T14:26:19</meta:creation-date>
    <dc:creator>Andy Hedges</dc:creator>
    <dc:date>2007-07-12T14:26:58</dc:date>
    <dc:language>en-GB</dc:language>
    <meta:editing-cycles>2</meta:editing-cycles>
    <meta:editing-duration>PT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4"/>
  </office:meta>
</office:document-meta>
</file>